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variant="small-caps" officeooo:rsid="000f0ce1" officeooo:paragraph-rsid="001e28da" style:font-size-asian="10.5pt"/>
    </style:style>
    <style:style style:name="P2" style:family="paragraph" style:parent-style-name="Standard">
      <style:text-properties officeooo:rsid="0021491a" officeooo:paragraph-rsid="0021491a"/>
    </style:style>
    <style:style style:name="P3" style:family="paragraph" style:parent-style-name="Standard">
      <style:paragraph-properties fo:text-align="start" style:justify-single-word="false"/>
      <style:text-properties officeooo:rsid="002229ca" officeooo:paragraph-rsid="002229ca"/>
    </style:style>
    <style:style style:name="P4" style:family="paragraph" style:parent-style-name="Standard">
      <style:paragraph-properties fo:text-align="start" style:justify-single-word="false"/>
      <style:text-properties officeooo:rsid="0023d535" officeooo:paragraph-rsid="0023d535"/>
    </style:style>
    <style:style style:name="P5" style:family="paragraph" style:parent-style-name="Standard">
      <style:paragraph-properties fo:text-align="start" style:justify-single-word="false"/>
      <style:text-properties officeooo:rsid="0024952d" officeooo:paragraph-rsid="0024952d"/>
    </style:style>
    <style:style style:name="P6" style:family="paragraph" style:parent-style-name="Standard">
      <style:paragraph-properties fo:text-align="start" style:justify-single-word="false"/>
      <style:text-properties officeooo:rsid="00256120" officeooo:paragraph-rsid="00256120"/>
    </style:style>
    <style:style style:name="P7" style:family="paragraph" style:parent-style-name="Standard">
      <style:paragraph-properties fo:text-align="start" style:justify-single-word="false"/>
      <style:text-properties officeooo:rsid="00270698" officeooo:paragraph-rsid="00270698"/>
    </style:style>
    <style:style style:name="P8" style:family="paragraph" style:parent-style-name="Standard">
      <style:paragraph-properties fo:text-align="start" style:justify-single-word="false"/>
      <style:text-properties officeooo:rsid="0028e2a6" officeooo:paragraph-rsid="0028e2a6"/>
    </style:style>
    <style:style style:name="P9" style:family="paragraph" style:parent-style-name="Standard">
      <style:paragraph-properties fo:text-align="start" style:justify-single-word="false"/>
      <style:text-properties officeooo:rsid="0028fee2" officeooo:paragraph-rsid="0028fee2"/>
    </style:style>
    <style:style style:name="P10" style:family="paragraph" style:parent-style-name="Standard">
      <style:paragraph-properties fo:text-align="start" style:justify-single-word="false"/>
      <style:text-properties officeooo:rsid="00293a7b" officeooo:paragraph-rsid="00293a7b"/>
    </style:style>
    <style:style style:name="P11" style:family="paragraph" style:parent-style-name="Standard">
      <style:paragraph-properties fo:text-align="start" style:justify-single-word="false"/>
      <style:text-properties officeooo:rsid="0029f7ba" officeooo:paragraph-rsid="0029f7ba"/>
    </style:style>
    <style:style style:name="P12" style:family="paragraph" style:parent-style-name="Standard">
      <style:paragraph-properties fo:text-align="start" style:justify-single-word="false"/>
      <style:text-properties officeooo:rsid="002c1472" officeooo:paragraph-rsid="002c1472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2c1472" officeooo:paragraph-rsid="002c1472"/>
    </style:style>
    <style:style style:name="P14" style:family="paragraph" style:parent-style-name="Standard">
      <style:paragraph-properties fo:text-align="start" style:justify-single-word="false"/>
      <style:text-properties style:text-position="0% 100%" officeooo:rsid="002d97ef" officeooo:paragraph-rsid="002d97ef"/>
    </style:style>
    <style:style style:name="P15" style:family="paragraph" style:parent-style-name="Standard">
      <style:paragraph-properties fo:text-align="start" style:justify-single-word="false" fo:break-before="page"/>
      <style:text-properties officeooo:rsid="0024952d" officeooo:paragraph-rsid="0024952d"/>
    </style:style>
    <style:style style:name="P16" style:family="paragraph" style:parent-style-name="Standard">
      <style:paragraph-properties fo:text-align="start" style:justify-single-word="false" fo:break-before="page"/>
      <style:text-properties officeooo:rsid="0028e2a6" officeooo:paragraph-rsid="0028e2a6"/>
    </style:style>
    <style:style style:name="P17" style:family="paragraph" style:parent-style-name="Standard">
      <style:paragraph-properties fo:text-align="start" style:justify-single-word="false" fo:break-before="page"/>
      <style:text-properties officeooo:rsid="0028fee2" officeooo:paragraph-rsid="0028fee2"/>
    </style:style>
    <style:style style:name="P18" style:family="paragraph" style:parent-style-name="Standard">
      <style:paragraph-properties fo:text-align="start" style:justify-single-word="false" fo:break-before="page"/>
      <style:text-properties style:text-position="0% 100%" officeooo:rsid="002c1472" officeooo:paragraph-rsid="002c1472"/>
    </style:style>
    <style:style style:name="P19" style:family="paragraph" style:parent-style-name="Standard">
      <style:text-properties style:text-position="0% 100%" officeooo:rsid="0021491a" officeooo:paragraph-rsid="0021491a"/>
    </style:style>
    <style:style style:name="P20" style:family="paragraph" style:parent-style-name="Standard">
      <style:paragraph-properties fo:text-align="start" style:justify-single-word="false"/>
      <style:text-properties style:text-position="0% 100%" officeooo:rsid="002229ca" officeooo:paragraph-rsid="002229ca"/>
    </style:style>
    <style:style style:name="P21" style:family="paragraph" style:parent-style-name="Standard">
      <style:paragraph-properties fo:text-align="start" style:justify-single-word="false"/>
      <style:text-properties style:text-position="0% 100%" officeooo:rsid="0023d535" officeooo:paragraph-rsid="0023d535"/>
    </style:style>
    <style:style style:name="P22" style:family="paragraph" style:parent-style-name="Standard">
      <style:paragraph-properties fo:text-align="start" style:justify-single-word="false"/>
      <style:text-properties style:text-position="0% 100%" style:text-underline-style="none" officeooo:rsid="0023d535" officeooo:paragraph-rsid="0023d535"/>
    </style:style>
    <style:style style:name="P23" style:family="paragraph" style:parent-style-name="Standard">
      <style:paragraph-properties fo:text-align="start" style:justify-single-word="false"/>
      <style:text-properties style:text-position="0% 100%" style:text-underline-style="none" officeooo:rsid="0023e166" officeooo:paragraph-rsid="0023e166"/>
    </style:style>
    <style:style style:name="P24" style:family="paragraph" style:parent-style-name="Standard">
      <style:paragraph-properties fo:text-align="start" style:justify-single-word="false"/>
      <style:text-properties style:text-position="0% 100%" style:text-underline-style="none" officeooo:rsid="0024952d" officeooo:paragraph-rsid="0024952d"/>
    </style:style>
    <style:style style:name="P25" style:family="paragraph" style:parent-style-name="Standard">
      <style:paragraph-properties fo:text-align="start" style:justify-single-word="false"/>
      <style:text-properties style:text-position="0% 100%" style:text-underline-style="none" officeooo:rsid="00256120" officeooo:paragraph-rsid="0024952d"/>
    </style:style>
    <style:style style:name="P26" style:family="paragraph" style:parent-style-name="Standard">
      <style:paragraph-properties fo:text-align="start" style:justify-single-word="false"/>
      <style:text-properties style:text-position="0% 100%" style:text-underline-style="none" officeooo:rsid="00256120" officeooo:paragraph-rsid="00256120"/>
    </style:style>
    <style:style style:name="P27" style:family="paragraph" style:parent-style-name="Standard">
      <style:paragraph-properties fo:text-align="start" style:justify-single-word="false"/>
      <style:text-properties style:text-position="0% 100%" style:text-underline-style="none" officeooo:rsid="00270698" officeooo:paragraph-rsid="00270698"/>
    </style:style>
    <style:style style:name="P28" style:family="paragraph" style:parent-style-name="Standard">
      <style:paragraph-properties fo:text-align="start" style:justify-single-word="false"/>
      <style:text-properties style:text-position="0% 100%" style:text-underline-style="none" officeooo:rsid="0028d7b9" officeooo:paragraph-rsid="0028d7b9"/>
    </style:style>
    <style:style style:name="P29" style:family="paragraph" style:parent-style-name="Standard">
      <style:paragraph-properties fo:text-align="start" style:justify-single-word="false"/>
      <style:text-properties style:text-position="0% 100%" style:text-underline-style="none" officeooo:rsid="0028e2a6" officeooo:paragraph-rsid="0028e2a6"/>
    </style:style>
    <style:style style:name="P30" style:family="paragraph" style:parent-style-name="Standard">
      <style:paragraph-properties fo:text-align="start" style:justify-single-word="false"/>
      <style:text-properties style:text-position="0% 100%" style:text-underline-style="none" officeooo:rsid="0028fee2" officeooo:paragraph-rsid="0028fee2"/>
    </style:style>
    <style:style style:name="P31" style:family="paragraph" style:parent-style-name="Standard">
      <style:paragraph-properties fo:text-align="start" style:justify-single-word="false"/>
      <style:text-properties style:text-position="0% 100%" style:text-underline-style="none" officeooo:rsid="00293a7b" officeooo:paragraph-rsid="00293a7b"/>
    </style:style>
    <style:style style:name="P32" style:family="paragraph" style:parent-style-name="Standard">
      <style:paragraph-properties fo:text-align="start" style:justify-single-word="false"/>
      <style:text-properties style:text-position="0% 100%" style:text-underline-style="none" officeooo:rsid="0029f7ba" officeooo:paragraph-rsid="0029f7ba"/>
    </style:style>
    <style:style style:name="P33" style:family="paragraph" style:parent-style-name="Standard">
      <style:paragraph-properties fo:text-align="start" style:justify-single-word="false"/>
      <style:text-properties style:text-position="0% 100%" style:text-underline-style="none" officeooo:rsid="002c1472" officeooo:paragraph-rsid="002c1472"/>
    </style:style>
    <style:style style:name="P34" style:family="paragraph" style:parent-style-name="Standard">
      <style:paragraph-properties fo:text-align="start" style:justify-single-word="false"/>
      <style:text-properties style:text-position="0% 100%" style:text-underline-style="none" officeooo:rsid="002d97ef" officeooo:paragraph-rsid="002d97ef"/>
    </style:style>
    <style:style style:name="P35" style:family="paragraph" style:parent-style-name="Standard">
      <style:paragraph-properties fo:text-align="end" style:justify-single-word="false" fo:break-before="page"/>
      <style:text-properties style:text-position="0% 100%" officeooo:rsid="002229ca" officeooo:paragraph-rsid="002229ca"/>
    </style:style>
    <style:style style:name="P36" style:family="paragraph" style:parent-style-name="Standard">
      <style:paragraph-properties fo:text-align="start" style:justify-single-word="false" fo:break-before="page"/>
      <style:text-properties style:text-position="0% 100%" officeooo:rsid="0023d535" officeooo:paragraph-rsid="0023d535"/>
    </style:style>
    <style:style style:name="P37" style:family="paragraph" style:parent-style-name="Standard">
      <style:paragraph-properties fo:text-align="end" style:justify-single-word="false" fo:break-before="page"/>
      <style:text-properties style:text-position="0% 100%" style:text-underline-style="none" officeooo:rsid="0023d535" officeooo:paragraph-rsid="0023d535"/>
    </style:style>
    <style:style style:name="P38" style:family="paragraph" style:parent-style-name="Standard">
      <style:paragraph-properties fo:text-align="end" style:justify-single-word="false" fo:break-before="page"/>
      <style:text-properties style:text-position="0% 100%" style:text-underline-style="none" officeooo:rsid="00256120" officeooo:paragraph-rsid="00256120"/>
    </style:style>
    <style:style style:name="P39" style:family="paragraph" style:parent-style-name="Standard">
      <style:paragraph-properties fo:text-align="start" style:justify-single-word="false" fo:break-before="page"/>
      <style:text-properties style:text-position="0% 100%" style:text-underline-style="none" officeooo:rsid="00270698" officeooo:paragraph-rsid="00270698"/>
    </style:style>
    <style:style style:name="P40" style:family="paragraph" style:parent-style-name="Standard">
      <style:paragraph-properties fo:text-align="end" style:justify-single-word="false" fo:break-before="page"/>
      <style:text-properties style:text-position="0% 100%" style:text-underline-style="none" officeooo:rsid="00270698" officeooo:paragraph-rsid="00270698"/>
    </style:style>
    <style:style style:name="P41" style:family="paragraph" style:parent-style-name="Standard">
      <style:paragraph-properties fo:text-align="end" style:justify-single-word="false" fo:break-before="page"/>
      <style:text-properties style:text-position="0% 100%" style:text-underline-style="none" officeooo:rsid="0028e2a6" officeooo:paragraph-rsid="0028e2a6"/>
    </style:style>
    <style:style style:name="P42" style:family="paragraph" style:parent-style-name="Standard">
      <style:paragraph-properties fo:text-align="end" style:justify-single-word="false" fo:break-before="page"/>
      <style:text-properties style:text-position="0% 100%" style:text-underline-style="none" officeooo:rsid="00293a7b" officeooo:paragraph-rsid="00293a7b"/>
    </style:style>
    <style:style style:name="P43" style:family="paragraph" style:parent-style-name="Standard">
      <style:paragraph-properties fo:text-align="start" style:justify-single-word="false" fo:break-before="page"/>
      <style:text-properties style:text-position="0% 100%" style:text-underline-style="none" officeooo:rsid="0029f7ba" officeooo:paragraph-rsid="0029f7ba"/>
    </style:style>
    <style:style style:name="P44" style:family="paragraph" style:parent-style-name="Standard">
      <style:paragraph-properties fo:text-align="end" style:justify-single-word="false" fo:break-before="page"/>
      <style:text-properties style:text-position="0% 100%" style:text-underline-style="none" officeooo:rsid="002c1472" officeooo:paragraph-rsid="002c1472"/>
    </style:style>
    <style:style style:name="P45" style:family="paragraph" style:parent-style-name="Standard">
      <style:paragraph-properties fo:text-align="end" style:justify-single-word="false" fo:break-before="page"/>
      <style:text-properties style:text-position="0% 100%" style:text-underline-style="none" officeooo:rsid="002d97ef" officeooo:paragraph-rsid="002d97ef"/>
    </style:style>
    <style:style style:name="T1" style:family="text">
      <style:text-properties fo:text-transform="lowercase"/>
    </style:style>
    <style:style style:name="T2" style:family="text">
      <style:text-properties fo:text-transform="lowercase" officeooo:rsid="001c3060"/>
    </style:style>
    <style:style style:name="T3" style:family="text">
      <style:text-properties fo:text-transform="lowercase" officeooo:rsid="001e28da"/>
    </style:style>
    <style:style style:name="T4" style:family="text">
      <style:text-properties officeooo:rsid="000db761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2229ca"/>
    </style:style>
    <style:style style:name="T7" style:family="text">
      <style:text-properties style:text-position="super 58%" style:text-underline-style="none"/>
    </style:style>
    <style:style style:name="T8" style:family="text">
      <style:text-properties style:text-position="super 58%" style:text-underline-style="none" officeooo:rsid="002229ca"/>
    </style:style>
    <style:style style:name="T9" style:family="text">
      <style:text-properties style:text-position="super 58%" style:text-underline-style="none" officeooo:rsid="0029f7ba"/>
    </style:style>
    <style:style style:name="T10" style:family="text">
      <style:text-properties style:text-position="super 58%" style:text-underline-style="none" officeooo:rsid="002a9938"/>
    </style:style>
    <style:style style:name="T11" style:family="text">
      <style:text-properties style:text-position="super 58%" style:text-underline-style="none" officeooo:rsid="002e9e48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2229ca"/>
    </style:style>
    <style:style style:name="T14" style:family="text">
      <style:text-properties style:text-position="0% 100%" style:text-underline-style="none"/>
    </style:style>
    <style:style style:name="T15" style:family="text">
      <style:text-properties style:text-position="0% 100%" style:text-underline-style="none" officeooo:rsid="002229ca"/>
    </style:style>
    <style:style style:name="T16" style:family="text">
      <style:text-properties style:text-position="0% 100%" style:text-underline-style="none" officeooo:rsid="0023e166"/>
    </style:style>
    <style:style style:name="T17" style:family="text">
      <style:text-properties style:text-position="0% 100%" style:text-underline-style="none" officeooo:rsid="00256120"/>
    </style:style>
    <style:style style:name="T18" style:family="text">
      <style:text-properties style:text-position="0% 100%" style:text-underline-style="none" officeooo:rsid="0028d7b9"/>
    </style:style>
    <style:style style:name="T19" style:family="text">
      <style:text-properties style:text-position="0% 100%" style:text-underline-style="none" officeooo:rsid="0028fee2"/>
    </style:style>
    <style:style style:name="T20" style:family="text">
      <style:text-properties style:text-position="0% 100%" style:text-underline-style="none" officeooo:rsid="00293a7b"/>
    </style:style>
    <style:style style:name="T21" style:family="text">
      <style:text-properties style:text-position="0% 100%" style:text-underline-style="none" officeooo:rsid="0029f7ba"/>
    </style:style>
    <style:style style:name="T22" style:family="text">
      <style:text-properties style:text-position="0% 100%" style:text-underline-style="none" officeooo:rsid="002a9938"/>
    </style:style>
    <style:style style:name="T23" style:family="text">
      <style:text-properties style:text-position="0% 100%" style:text-underline-style="none" officeooo:rsid="002c1472"/>
    </style:style>
    <style:style style:name="T24" style:family="text">
      <style:text-properties style:text-position="0% 100%" style:text-underline-style="none" officeooo:rsid="0033ddac"/>
    </style:style>
    <style:style style:name="T25" style:family="text">
      <style:text-properties style:text-position="0% 100%" style:text-underline-style="none" officeooo:rsid="0035d9e2"/>
    </style:style>
    <style:style style:name="T26" style:family="text">
      <style:text-properties style:text-position="0% 100%" style:text-underline-style="none" officeooo:rsid="00370d14"/>
    </style:style>
    <style:style style:name="T27" style:family="text">
      <style:text-properties style:text-position="0% 100%" style:text-underline-style="none" officeooo:rsid="0037c426"/>
    </style:style>
    <style:style style:name="T28" style:family="text">
      <style:text-properties style:text-position="0% 100%" style:text-underline-style="none" officeooo:rsid="00387c56"/>
    </style:style>
    <style:style style:name="T29" style:family="text">
      <style:text-properties style:text-position="0% 100%" style:text-underline-style="none" officeooo:rsid="0039bc64"/>
    </style:style>
    <style:style style:name="T30" style:family="text">
      <style:text-properties style:text-position="0% 100%" officeooo:rsid="002efe23"/>
    </style:style>
    <style:style style:name="T31" style:family="text">
      <style:text-properties style:text-position="0% 100%" officeooo:rsid="003000ce"/>
    </style:style>
    <style:style style:name="T32" style:family="text">
      <style:text-properties style:text-position="0% 100%" officeooo:rsid="0030f9d9"/>
    </style:style>
    <style:style style:name="T33" style:family="text">
      <style:text-properties style:text-position="0% 100%" officeooo:rsid="0032e99e"/>
    </style:style>
    <style:style style:name="T34" style:family="text">
      <style:text-properties style:text-position="sub 58%"/>
    </style:style>
    <style:style style:name="T35" style:family="text">
      <style:text-properties style:text-position="sub 58%" officeooo:rsid="002229ca"/>
    </style:style>
    <style:style style:name="T36" style:family="text">
      <style:text-properties style:text-position="sub 58%" style:text-underline-style="none"/>
    </style:style>
    <style:style style:name="T37" style:family="text">
      <style:text-properties style:text-position="sub 58%" style:text-underline-style="none" officeooo:rsid="002229ca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2229ca"/>
    </style:style>
    <style:style style:name="T40" style:family="text">
      <style:text-properties style:text-underline-style="none" officeooo:rsid="002e9e48"/>
    </style:style>
    <style:style style:name="T41" style:family="text">
      <style:text-properties style:text-underline-style="none" officeooo:rsid="003b8e05"/>
    </style:style>
    <style:style style:name="T42" style:family="text">
      <style:text-properties style:text-underline-style="none" officeooo:rsid="003c3f88"/>
    </style:style>
    <style:style style:name="T43" style:family="text">
      <style:text-properties style:text-underline-style="none" officeooo:rsid="003cb1b9"/>
    </style:style>
    <style:style style:name="T44" style:family="text">
      <style:text-properties style:text-line-through-style="solid" style:text-line-through-type="single" style:text-position="0% 100%" style:text-underline-style="none"/>
    </style:style>
    <style:style style:name="T45" style:family="text">
      <style:text-properties officeooo:rsid="0033ddac"/>
    </style:style>
    <style:style style:name="T46" style:family="text">
      <style:text-properties officeooo:rsid="0035d9e2"/>
    </style:style>
    <style:style style:name="T47" style:family="text">
      <style:text-properties officeooo:rsid="003b8e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<text:span text:style-name="T5">er</text:span><text:span text:style-name="T12">.<text:line-break/><text:line-break/>Le Roy de Pologne arrive à la Malgrange<text:line-break/>vers quatre heures après midi.</text:span></text:p>
      <text:p text:style-name="P19"/>
      <text:p text:style-name="P2"><text:span text:style-name="T12">3<text:line-break/><text:line-break/>La cérémonie d'aujourdhui ne S'est pas<text:line-break/>passée aussi tranquilement qu'on auroit pû<text:line-break/>le croire. Le Service pour M. le Dauphin<text:line-break/>devoit commencer à 10 h. précises. Un<text:line-break/>détachement du régiment du Roy etoit au Portail<text:line-break/>des Gardes du Corps de S ; M. Pol. dans l’Église<text:line-break/>Primatiale. Le Bailliage, la maitrise des E. et f.<text:line-break/>l'hotel de ville, et la Justice consulaire etoient<text:line-break/>déjà placés ; la Chambre des Comptes est<text:line-break/>venüe peu après prendre place dans le <text:line-break/>chœur, et on n'attendoit plus que la Cour<text:line-break/></text:span><text:span text:style-name="T13">Souv</text:span><text:span text:style-name="T6">ne</text:span><text:span text:style-name="T13">. Mais il S'etoit élévé une difficulté.<text:line-break/>M. le Cardinal de Choiseul offici</text:span><text:span text:style-name="T30">ant</text:span><text:span text:style-name="T13"> a pretendu<text:line-break/>que le P. Coster Jés. Qui devoit prononcer<text:line-break/>l'oraison funébre lui adresseroit la Parole, <text:line-break/>Sinon qu'il monteroit à l'autel et continueroit<text:line-break/>La Cour vouloit que ce fut à elle que l'orateur<text:line-break/>s'adressat, Sinon il Seroit décreté. Cela<text:line-break/>a retardé jusqu'à 10 h </text:span><text:span text:style-name="T6">1</text:span><text:span text:style-name="T13">/</text:span><text:span text:style-name="T35">2</text:span><text:span text:style-name="T13"> Enfin la Cour s</text:span><text:span text:style-name="T6">ne</text:span><text:span text:style-name="T13">.<text:line-break/>S'est présentée à la Porte principale. Les<text:line-break/>Garde</text:span><text:span text:style-name="T30">s</text:span><text:span text:style-name="T13"> du corps ont refusé de laisser passer<text:line-break/>la m</text:span><text:span text:style-name="T6">ée</text:span><text:span text:style-name="T13">. Qui escortoit la Cour ; et l</text:span><text:span text:style-name="T31">a</text:span><text:span text:style-name="T13"> Cour n'a<text:line-break/>voulu entrer qu'avec la m</text:span><text:span text:style-name="T6">ée</text:span><text:span text:style-name="T13">. Elle S'est<text:line-break/>retirée, les stales qui lui etoient préparées<text:line-break/>Sont restées vides. M. le Chancelier et M.</text:span></text:p>
      <text:p text:style-name="P35">114</text:p>
      <text:p text:style-name="P3"><text:span text:style-name="T12">L'Intendant etoient dans un</text:span><text:span text:style-name="T31">e</text:span><text:span text:style-name="T12"> tribune<text:line-break/>pratiquée dans un Pilier. Les Gens de la<text:line-break/>Cour distribués à différents endroits. La<text:line-break/>Musique du Roy dans une tribune faite<text:line-break/>exprès Sous l'orgue. Le Service a commencé.<text:line-break/>Le P. Coster a prononcé l'oraison funébre, qui<text:line-break/>a duré plus de cinq quarts d'heure. Après la<text:line-break/>messe les obséques, où ont paru 4 abbés<text:line-break/>crossés et mitrés. On n'est Sorti qu'ap</text:span><text:span text:style-name="T32">r</text:span><text:span text:style-name="T12">ès<text:line-break/>une heure un quart. Le catafalque etoit<text:line-break/>une Piramide fort haute et fort large<text:line-break/>qui empêchoit aux </text:span><text:span text:style-name="T5">3</text:span><text:span text:style-name="T12">/</text:span><text:span text:style-name="T34">4</text:span><text:span text:style-name="T12"> de voir.</text:span></text:p>
      <text:p text:style-name="P20">Il n'y avoit là que le fauteuil du Roy,<text:line-break/>S. M. Pol. etoit restée presque Seule à <text:line-break/>la Malgrange.</text:p>
      <text:p text:style-name="P20">Le Soir S. M. l'aiant bien voulu on a<text:line-break/>representé le Pere de famille.</text:p>
      <text:p text:style-name="P20">L'oraison funébre avoit été luë au Roy à<text:line-break/>Lunèville par M. Coster l'academicien frere<text:line-break/>de l'auteur. à l'endroit d'un très bel Eloge<text:line-break/>de S. M. Pol. Elle dit au S. Coster : Dit à<text:line-break/>ton frere d'oter cela et de le réserver pour<text:line-break/>mon oraison funébre.</text:p>
      <text:p text:style-name="P20"/>
      <text:p text:style-name="P4"><text:span text:style-name="T12">4<text:line-break/><text:line-break/>S. M. esr repartie pour Lunèville après<text:line-break/>son dîner. E</text:span><text:span text:style-name="T33">lle</text:span><text:span text:style-name="T12"> a hier querellé M. le Premier<text:line-break/>Presid</text:span><text:span text:style-name="T5">t</text:span><text:span text:style-name="T12">. De la Cour et n'a pas </text:span><text:span text:style-name="T33">v</text:span><text:span text:style-name="T12">oulu voir</text:span></text:p>
      <text:p text:style-name="P36">les deux conseillers qui l'accompagnoient.<text:line-break/>Elle m'a dit qu'Elle savoir bon gré aux <text:line-break/>autres corps de S'etre trouvés à la cérémonie.</text:p>
      <text:p text:style-name="P21"/>
      <text:p text:style-name="P21">5<text:line-break/><text:line-break/>à l'assemblée de l'hotel de ville aujourdhui<text:line-break/>on a reçu Sigisbert Poinsignon archer de ville<text:line-break/>à la place de Poirson, mort.</text:p>
      <text:p text:style-name="P4"><text:span text:style-name="T12">Après midi est venuë la fâcheuse nouvelle<text:line-break/>que le Roy de Pol à 7 h. du matin a Lun</text:span><text:span text:style-name="T5">lle</text:span><text:span text:style-name="T12">.<text:line-break/>Avoit en Sa robbe de chambre brulée sur lui &amp;.<text:line-break/>ce qui a fait partir d'ici M. l'Intendant, </text:span><text:span text:style-name="T44">mad.<text:line-break/>l'Intendante</text:span><text:span text:style-name="T14">, M. et mad. de Baye &amp;.</text:span></text:p>
      <text:p text:style-name="P22"/>
      <text:p text:style-name="P22">6<text:line-break/><text:line-break/>mon frere m'ecrit d'hier Sur cet accident<text:line-break/>et je vois par une autre lettre que le Roy s'etant<text:line-break/>levé pour poser Sa pipe Sur la cheminée, sa<text:line-break/>robbe de chambre aiant flotté vers le feu il<text:line-break/>y avoit pris et avoit bientôt monté Jusqu'au<text:line-break/>bonnet de nuit. Le Roi aiant apellé ses<text:line-break/>valets de chambre se sont jetté sur lui et<text:line-break/>ont eteint le feu ; mais il a laissé des<text:line-break/>marques en plusieus endroits. Le Roy seul<text:line-break/>n'a point été effrayé, il ne tarit pas en<text:line-break/>bons mots Sur Son aventure, sa gayeté<text:line-break/>n'a fait qu'augmenter. Il garde la Chambre<text:line-break/>et on y fait sa partie.</text:p>
      <text:p text:style-name="P4"><text:span text:style-name="T14">Le froid a repris depuis deux jours le<text:line-break/>vent etant revenu nord-est. Il y a<text:line-break/>en ce matin 7 h. 5 dég. </text:span><text:span text:style-name="T8">1</text:span><text:span text:style-name="T15">/</text:span><text:span text:style-name="T37">2</text:span><text:span text:style-name="T15">, </text:span><text:span text:style-name="T14">quoiqu'il</text:span></text:p>
      <text:p text:style-name="P37">115</text:p>
      <text:p text:style-name="P22">tombe un peu de neige.</text:p>
      <text:p text:style-name="P22"/>
      <text:p text:style-name="P4"><text:span text:style-name="T14">Je reçois une lettre del'abbée Expilly<text:line-break/>d'avignon 26 Janv</text:span><text:span text:style-name="T7">er</text:span><text:span text:style-name="T14">. 1766. Il dit :<text:line-break/>= Depuis près d'un mois et demi il ne c</text:span><text:span text:style-name="T16">esse<text:line-break/>de geler ici. Ces jours passés le regiment<text:line-break/>de Roïal-Italien a traversé le Rhône sur<text:line-break/>la glace, à Sec, de Beaucaire à Tarascon,<text:line-break/>avec armes et bagages.=</text:span></text:p>
      <text:p text:style-name="P23">Mort du Pere de Menoux, Jesuite cyd.<text:line-break/>Supérieur des missions roïales de Lorraine.<text:line-break/>Il S'etoit démis le 30 Sept. de la place de Superieur<text:line-break/>Il Sera demain inhumé au Noviciat</text:p>
      <text:p text:style-name="P23"/>
      <text:p text:style-name="P23">7<text:line-break/><text:line-break/>M. l'Intendant revient de Lunèville. Le<text:line-break/>Roy continuë a bien se porter, et à plaisanter<text:line-break/>d'une aventure qui fait encore frémir, quand <text:line-break/>on pense qu'il pouvoit périr en une minutte.</text:p>
      <text:p text:style-name="P23">Service pour le Dauphin aux Jes. Du Collége. L'or. fun. Par le P. l'Enfant.</text:p>
      <text:p text:style-name="P23"/>
      <text:p text:style-name="P5"><text:span text:style-name="T14">8<text:line-break/><text:line-break/>Ce matin à l'hotel-de ville, sur ce qu'on avoit<text:line-break/>dit des dispositions de M. l'Eveque de Toul, m</text:span><text:span text:style-name="T7">rs</text:span><text:span text:style-name="T14">.<text:line-break/>Breton et chapuis fils lui ont été députés,<text:line-break/>pour demander que l'on fit gras pendant<text:line-break/>ce carême. Cela est accordé.</text:span></text:p>
      <text:p text:style-name="P24"/>
      <text:p text:style-name="P24">10<text:line-break/><text:line-break/>Je vais à Lunèville.</text:p>
      <text:p text:style-name="P24"/>
      <text:p text:style-name="P24">11<text:line-break/><text:line-break/>le lendemain matin j'ai vû le Roy dans<text:line-break/>sa chambre. Il a le bras gauche enveloppé.<text:line-break/>Les croutes du visage commencent à Se former.<text:line-break/>Il est Sans inquiétude, Sans fievre et dort bien.</text:p>
      <text:p text:style-name="P15"><text:span text:style-name="T14">Ce que j'ai apris de Son accident par ceux qui<text:line-break/>S'y sont trouvées le rendent encore plus effraiant.<text:line-break/>La guerison Sera longue. Il y a eu à Luneville<text:line-break/>beaucoup d'autres accidents </text:span><text:span text:style-name="T17">de brulures :<text:line-break/>entr'autres celui de Mad. dela Milliere, qui<text:line-break/>n'est pas encore entierement guérie.<text:line-break/>On travaille à l'ordonnance pour la levée de<text:line-break/>la milice en Lorraine, qui sera cependant<text:line-break/>dattée du 31 Janvier.</text:span></text:p>
      <text:p text:style-name="P25"/>
      <text:p text:style-name="P26">11<text:line-break/><text:line-break/>Je repars le mardi gras pour Nancy.</text:p>
      <text:p text:style-name="P26">Le dégel commençoit, et on ne voyoit<text:line-break/>déjà plus de neige Sur les terre labourées.</text:p>
      <text:p text:style-name="P26"/>
      <text:p text:style-name="P6"><text:span text:style-name="T14">12<text:line-break/><text:line-break/>assemblée à l'hotel de ville après midi, <text:line-break/>où etoient M</text:span><text:span text:style-name="T7">rs</text:span><text:span text:style-name="T14">. De Riocourt, de Marcol, <text:line-break/>Thibault, Mengin et Durival, pour<text:line-break/>entendre les Comptes que le S. Bechet rendoit<text:line-break/>pour les années 1764 et 1765 dela<text:line-break/>fondation des maladies Epidémiques.<text:line-break/>Il lui a été accordée 1300</text:span><text:span text:style-name="T7">#</text:span><text:span text:style-name="T14">. de Lorr</text:span><text:span text:style-name="T7">e</text:span><text:span text:style-name="T14">.<text:line-break/>Pour le passé, et délibéré que pour<text:line-break/>l'avenir il lui Seroit fixé une Somme<text:line-break/>annuelle, dans la prochaine assemblée,<text:line-break/>pour peines, ports de lettres, pertes<text:line-break/>d'argent, droits de Sacs &amp;.</text:span></text:p>
      <text:p text:style-name="P38">116</text:p>
      <text:p text:style-name="P26">17<text:line-break/><text:line-break/>La Situation du Roy de P. est toujours la<text:line-break/>meme, c'est-à dire beaucoup de douleur dans<text:line-break/>les pensemens, sur tout dela main gauche<text:line-break/>de la fievre, et c'est ce dernier article qui<text:line-break/>inquiéte parce qu'on en craint des accidens<text:line-break/>fâcheux. Des taches noires se sont manifestées<text:line-break/>sur la peau ; le quinquina les a fait<text:line-break/>disparoître, mais on craint le retour.</text:p>
      <text:p text:style-name="P26">Le Roy a fait ce matin quelques signatures<text:line-break/>de Chancellerie.</text:p>
      <text:p text:style-name="P26"/>
      <text:p text:style-name="P26">18<text:line-break/><text:line-break/>fleury, arrivé aujourdhui de Lunéville,<text:line-break/>a raporté que la nuit avoit été moins<text:line-break/>tranquile que la précédente. Le Roy a souffert<text:line-break/>et S'est fait mettre dans Son fauteuil.</text:p>
      <text:p text:style-name="P26">L'hotel de ville envoyé à Lunèville pour avoir<text:line-break/>des nouvelles de S. M. et va établir pour<text:line-break/>cela une correspondance journaliere.</text:p>
      <text:p text:style-name="P26">On donne à l'impression l'arrêt pour la<text:line-break/>liquidation des Dettes d’État de Lorraine.</text:p>
      <text:p text:style-name="P26"/>
      <text:p text:style-name="P26">19<text:line-break/><text:line-break/>Mort de Paul-Louis PROTIN, Conseiller en la<text:line-break/>Cour Souveraine. Il etoit tombé en létargie<text:line-break/>quelque jours auparavant.</text:p>
      <text:p text:style-name="P27">Mon Exprès est parti de Luneville après<text:line-break/>les pensemens du matin. Les nouvelles qu'il</text:p>
      <text:p text:style-name="P39">aporte Sont très Satisfaisantes. Le Roi a<text:line-break/>eu une nuit très tranquile, les escars<text:line-break/>tombent. Il conserve sa Serenité et sa<text:line-break/>gayeté. J'ai dépêché un autre Exprès<text:line-break/>pour avoir des nouvelles demain.</text:p>
      <text:p text:style-name="P7"><text:span text:style-name="T14">Mad</text:span><text:span text:style-name="T7">e</text:span><text:span text:style-name="T14">. </text:span><text:span text:style-name="T24">l</text:span><text:span text:style-name="T14">'Intendante est partie ce matin<text:line-break/>pour Paris, où elle fera Ses couches. M.<text:line-break/>l'Intendant est allé à Lunèville.</text:span></text:p>
      <text:p text:style-name="P27"/>
      <text:p text:style-name="P27">20<text:line-break/><text:line-break/>après plusieurs jours de dégel, Le froi<text:span text:style-name="T45">d</text:span><text:line-break/>a repris depuis hier soir. Il y avoit<text:line-break/>ce matin 3 dégrés, à 7 h. par un vent<text:line-break/>N. O.</text:p>
      <text:p text:style-name="P27">Bulletin de Luneville le 20</text:p>
      <text:p text:style-name="P7"><text:span text:style-name="T14">Le Roy eut hier à 10 h. du soir un frisson<text:line-break/>de quelques minuttes, mais qui n'a point<text:line-break/>eu de suittes, ce qui donne à pe</text:span><text:span text:style-name="T24">n</text:span><text:span text:style-name="T14">ser qu'il ne <text:line-break/>provient que de refroidissem</text:span><text:span text:style-name="T7">t </text:span><text:span text:style-name="T14">; sans principe <text:line-break/>de fievre. Les playes ont été trouvées au<text:line-break/>pansement de ce matin, encore en meilleur<text:line-break/>etat que dans ceux d'hier et donnent de<text:line-break/>bonnes espérances pour les Suivans, d'autant<text:line-break/>que la fievre de Supuration est fort<text:line-break/>diminuée : on S'occupe avec soi</text:span><text:span text:style-name="T24">n</text:span><text:span text:style-name="T14"> des<text:line-break/>moyens d'empêcher qu'il ne S'y mêle une<text:line-break/>fievre accidentelle qui pourroit avoir de<text:line-break/>très fâcheuse Suittes ; mais il n'y a point<text:line-break/>jusqu'à present de Symptomes qui fondent<text:line-break/>cette apréhension.</text:span></text:p>
      <text:p text:style-name="P7"><text:span text:style-name="T14">Mort de M. Protin Con</text:span><text:span text:style-name="T7">er</text:span><text:span text:style-name="T14">. A la C. S</text:span><text:span text:style-name="T7">ne</text:span><text:span text:style-name="T14">.sera inhumé aux minimes</text:span></text:p>
      <text:p text:style-name="P40">117</text:p>
      <text:p text:style-name="P27">21<text:line-break/><text:line-break/>Mes freres m'ont ecrit d'hier soir par la<text:line-break/>poste. Laffaissement est très Sensible, la<text:line-break/>fievre continuë, et plus forte la nuit que le<text:line-break/>jour. Enfin l'etat du malade (le Roi de P.)<text:line-break/>n'est rien moins que Satisfaisant. M. Le Chancelier<text:line-break/>est dans la douleur.</text:p>
      <text:p text:style-name="P27">Bulletin du 21, de Lunèville.</text:p>
      <text:p text:style-name="P7"><text:span text:style-name="T14">Le Prince, dont l'affaissement pendant la journée</text:span><text:span text:style-name="T18"><text:line-break/>d'hier avoit donné del'inquiétude, se trouva beaucoup<text:line-break/>mieux le Soir, et tint son assemblée ordinaire, avec<text:line-break/>la meme gayeté qu'avant l'accident.</text:span></text:p>
      <text:p text:style-name="P28">Le présage qu'on en tira pour une nuit plus<text:line-break/>tranquile que la précédente S'est confirmé en<text:line-break/>partie ; le Roy a passablement dormi depuis<text:line-break/>minuit jusqu'à six heures.</text:p>
      <text:p text:style-name="P29">Le Pansement ne S'est fait qu'à huit, les chairs<text:line-break/>reprennent dans les parties découvertes ; on a levé<text:line-break/>de nouveaux escars dans quelques autres ; ces<text:line-break/>derniers bien plus profonds qu'on ne l'avoit cru,<text:line-break/>mais bien détachés malgré l'epaisseur. Beaucoup<text:line-break/>des parties tenaces Sont disposées à se détacher<text:line-break/>aux pansemens prochains. Dans celui de<text:line-break/>ce matin les playes ont été trouvées et<text:line-break/>laissées dans le meilleurs etat possible, et<text:line-break/>sauf les accidens nous ne Sommes pas<text:line-break/>Sans espérance.</text:p>
      <text:p text:style-name="P29">Mon frere ne m'a rien ajouté à ce<text:line-break/>bulletin.</text:p>
      <text:p text:style-name="P29"/>
      <text:p text:style-name="P16"><text:span text:style-name="T14">22<text:line-break/><text:line-break/>aujourdhui Samedi il a passé à une heure<text:line-break/>un quart après midi deux courriers de<text:line-break/>Luneville qui partoient à Versailles la nouvelle<text:line-break/>que le Roy de P. etoit très mal. À 4 h </text:span><text:span text:style-name="T8">1</text:span><text:span text:style-name="T15">/</text:span><text:span text:style-name="T37">2</text:span></text:p>
      <text:p text:style-name="P8"><text:span text:style-name="T15">j</text:span><text:span text:style-name="T14">'ai reçû de mon frere le billet suivant</text:span></text:p>
      <text:p text:style-name="P8"><text:span text:style-name="T14">L</text:span><text:span text:style-name="T7">lle</text:span><text:span text:style-name="T14">. 22 f</text:span><text:span text:style-name="T7">er</text:span><text:span text:style-name="T14">. 9 h. du matin<text:line-break/>Je vous marquoi hier soir l'etat du Roy. Je<text:line-break/>n'ai ce matin rien de consolant à vous<text:line-break/>annoncer ; le malade respire, mais sa<text:line-break/>situation ne laisse que peu d'esperance, et<text:line-break/>peut etre bientôt ….. Dieu veuille que je me trompe.</text:span></text:p>
      <text:p text:style-name="P29">D'autres nouvelle<text:span text:style-name="T45">s</text:span> fâcheuses et encore plus<text:line-break/>positives sont arrivées. J'ai dépêché un<text:line-break/>Courrier pour en avoir de certaines. M.<text:line-break/>le Cardinal de Choiseul avoit ecrit pour<text:line-break/>faire décendre la châsse de S. Sigisbert.</text:p>
      <text:p text:style-name="P29">L'Evêque de Toul a passé à 7 h. allant<text:line-break/>à Lunéville. Il a ordonné de Sonner dans<text:line-break/>toutes les Eglises pour les quarante heures<text:line-break/>ce qui a fait croire que le Roy etoit mort,<text:line-break/>et mis tout le monde en allarmes. Toutes<text:line-break/>les personnes considerables sont venuës me<text:line-break/>demandér des nouvelles <text:s/>jusqu'à minuit.</text:p>
      <text:p text:style-name="P29">J'ai reçu à onze heures et demie, par le<text:line-break/>retour de mon courrier, le billet Suivant.</text:p>
      <text:p text:style-name="P8"><text:span text:style-name="T14">Luneville 22 f</text:span><text:span text:style-name="T7">er</text:span><text:span text:style-name="T14">. 8 h </text:span><text:span text:style-name="T8">1</text:span><text:span text:style-name="T15">/</text:span><text:span text:style-name="T37">2</text:span><text:span text:style-name="T15"> </text:span><text:span text:style-name="T14">du soir.<text:line-break/>J'allois vous ecrire au moment où votre<text:line-break/>courrier est arrivé. Notre maitre</text:span></text:p>
      <text:p text:style-name="P41">118</text:p>
      <text:p text:style-name="P8"><text:span text:style-name="T25">r</text:span><text:span text:style-name="T14">espire encore. Après avoir reçu l'extreme<text:line-break/>onction vers 10 h. du matin , Sans connoissance<text:line-break/>ni mouvement, il y a eu quelques instants<text:line-break/>lucides. À midi une moiteur Salutaire. Elle<text:line-break/>S'est Soutenuë et a retabli la Suppuration.<text:line-break/>Quelques paroles Sont Sorties avec effo</text:span><text:span text:style-name="T19">r</text:span><text:span text:style-name="T25">t</text:span><text:span text:style-name="T19"> dela<text:line-break/>bouche du malade avant et après le pansemen</text:span><text:span text:style-name="T14">t.<text:line-break/></text:span><text:span text:style-name="T19">ce Soir la tête est plus libre, et je me hâte<text:line-break/>de vous renvoyer </text:span><text:span text:style-name="T25">v</text:span><text:span text:style-name="T19">otre courrier, en attendant<text:line-break/>celui que je vous dépêcherai demain après<text:line-break/>le pansement. Les Courriers que vous avés<text:line-break/>vû passer à Nancy, sont effectivement partis d'ici.</text:span></text:p>
      <text:p text:style-name="P30">Mon frere m'ajoute séparément :<text:line-break/>Voici ce que vous pouvés montrer sur l'etat<text:line-break/>du Roy ; on n'espere presque plus rien ; mais<text:line-break/>enfin il vit encore et c'est beaucoup. On ne<text:line-break/>penetre plus dans l<text:span text:style-name="T46">a</text:span> Chambre du Roy, excepté<text:line-break/>les gens necessaires et M. le Chancelier qui<text:line-break/>S'y renferme, peut etre pour toute la nuit.</text:p>
      <text:p text:style-name="P30">Je ne lui remettrai que demain la lettre<text:line-break/>de M. Gallois et la vôtre. M. l'Intendant<text:line-break/>est arrivé ce Soir de Neuviller. Je crains<text:line-break/>bien de n'avoir pas demain de meilleures<text:line-break/>nouvelles à vous donner. Bon soir.</text:p>
      <text:p text:style-name="P30"/>
      <text:p text:style-name="P9"><text:span text:style-name="T14">23<text:line-break/><text:line-break/>On a reçu ce matin des nouvelles de minuit,<text:line-break/>par m</text:span><text:span text:style-name="T7">rs</text:span><text:span text:style-name="T14">. Charvet et d'Ubexi ; et de 3 h<text:line-break/>du matin par le courrier. Les choses etoient</text:span></text:p>
      <text:p text:style-name="P17"><text:span text:style-name="T14">au meme etat. À midi M. le P. Presid</text:span><text:span text:style-name="T7">t</text:span><text:span text:style-name="T14">.<text:line-break/>Du Rouvrois a reçu un courrier qui <text:line-break/>annonçoit qu'au pensement du matin<text:line-break/>les playes etoient g</text:span><text:span text:style-name="T25">a</text:span><text:span text:style-name="T14">ngrénées et q</text:span><text:span text:style-name="T7">l </text:span><text:span text:style-name="T14">. n'y<text:line-break/>avoit plus d'espérance. À une heure<text:line-break/>et demie après midi, j'ai reçu ceci<text:line-break/>de mon frere Comm</text:span><text:span text:style-name="T7">re</text:span><text:span text:style-name="T14">.</text:span></text:p>
      <text:p text:style-name="P30">Le 23 8 h. du matin<text:line-break/>Il n'y a plus d'espérance de conserver<text:line-break/>notre bon Roy ; il n'a plus qu'un Souffle<text:line-break/>de vie : vous recevrés encore de mes<text:line-break/>nouvelles aujourdhui. =</text:p>
      <text:p text:style-name="P30">Il ajoute Séparément ;<text:line-break/>Les medecins ne donnent pas quatre heures<text:line-break/>de vie au malheureux Prince. M. le<text:line-break/>chancelier est depuis 7 heures avec M.<text:line-break/>l'Intendant et les gens de Service, dans<text:line-break/>la Chambre du mourant.</text:p>
      <text:p text:style-name="P9"><text:span text:style-name="T14">Je reçois ceci à 5 h. du soir<text:line-break/>Lun</text:span><text:span text:style-name="T7">lle</text:span><text:span text:style-name="T14">. 23 fev 11 h. du matin.<text:line-break/>Je n'ai rien de plus à vous dire sur l'etat du Roy,<text:line-break/>que ce que je vous en ai marqué à 8 h. S. M.<text:line-break/>a donné quelques signes de connoissance<text:line-break/>mais Sa Situation est absolument dèserspérées ;<text:line-break/>Je ne vous parle pas de l'accablement dela<text:line-break/>Cour. M. Chap </text:span><text:span text:style-name="T20">va faire partir ceci<text:line-break/>par le messager qui l'a suivi ; je lui ai</text:span></text:p>
      <text:p text:style-name="P42">119</text:p>
      <text:p text:style-name="P31">conseille de ne partir lui même que ce soi<text:span text:style-name="T46">r</text:span>.<text:line-break/>Nous Sommes tous dans la douleur.</text:p>
      <text:p text:style-name="P31">Mon frere ajoute Séparément.<text:line-break/>M. le Chancelier, M. L'Intendant et 3 ou 4<text:line-break/>personnes ne quittent plus la Chambre du Roy.<text:line-break/>Nous verrés ce Soir M. Chapuis. Les playes<text:line-break/>sont séches et noires ; on reveille le<text:line-break/>malade par de violens cordiaux. </text:p>
      <text:p text:style-name="P10"><text:span text:style-name="T14">A 6 h </text:span><text:span text:style-name="T8">1</text:span><text:span text:style-name="T15">/</text:span><text:span text:style-name="T36">4</text:span><text:span text:style-name="T14"> du Soir il passe à Nancy un Courrier<text:line-break/>de M. le Comte de Lucé, allant porter à Versailles<text:line-break/>la nouvelle dela mort du bon Roi Stanislas.</text:span></text:p>
      <text:p text:style-name="P10"><text:span text:style-name="T14">M. le Ch</text:span><text:span text:style-name="T7">er</text:span><text:span text:style-name="T14">. de Ludres arrive à 7 h. </text:span><text:span text:style-name="T8">1</text:span><text:span text:style-name="T15">/</text:span><text:span text:style-name="T37">2</text:span><text:span text:style-name="T15"> </text:span><text:span text:style-name="T14">qui<text:line-break/>nous confirme que le Roy est mort à 4 h. et<text:line-break/>quelques minuttes. La désolation dans Lunèville.</text:span></text:p>
      <text:p text:style-name="P10"><text:span text:style-name="T14">Lunèvile 23 f</text:span><text:span text:style-name="T7">er</text:span><text:span text:style-name="T14">. 4 h</text:span><text:span text:style-name="T8">1</text:span><text:span text:style-name="T15">/</text:span><text:span text:style-name="T36">4</text:span><text:span text:style-name="T14"><text:line-break/>M. Chapuis va vous annocer la perte que<text:line-break/>nous venons de faire du meilleur des Rois. Je<text:line-break/>vous attens demain dans la matinée.</text:span></text:p>
      <text:p text:style-name="P10"><text:span text:style-name="T14">M. Chapuis a ajouté de bouche beaucoup de<text:line-break/>détails, et m'a dit dela part de M. l'Intendant<text:line-break/>de rester. </text:span><text:span text:style-name="T21">M</text:span><text:span text:style-name="T9">e</text:span><text:span text:style-name="T21">. de Bouflers S'etoit présentée<text:line-break/>pour voir le Roy quelques heures avant la<text:line-break/>mort, elle n'a pû entrer. Un Envoyé du Roy<text:line-break/>de Pologne Poniatowski a passé dans lememe<text:line-break/>tems à Lunèville. Il a vû le Roy Stanislas<text:line-break/>mourant, qui a cependant entendu ce qu'on<text:line-break/>lui disoit, il n'a pu articuler et a tendu</text:span></text:p>
      <text:p text:style-name="P43">la main à cet ambassadeur. L'agonie a été<text:line-break/>longue et douloureuse. On a aporté le scellé<text:line-break/>sur les papiers du Roy, M. de lucé &amp;<text:line-break/>y ont mis leurs cachets. M. alliot a ordonné<text:line-break/>tout haut de retirer la bougie &amp;. sous pretexte<text:line-break/>de n'avoir pas d'argent. On n'entendoit que<text:line-break/>cris, clameurs et gémissemens dans toute<text:line-break/>la ville. M. le Chancelier n'a pas quitté le<text:line-break/>Roy jusqu'au dernier moment.</text:p>
      <text:p text:style-name="P32"/>
      <text:p text:style-name="P11"><text:span text:style-name="T14">24<text:line-break/><text:line-break/></text:span><text:span text:style-name="T22">La Cour s</text:span><text:span text:style-name="T10">ne</text:span><text:span text:style-name="T22">. Etoit assemblée de grand matin,<text:line-break/>sur </text:span><text:span text:style-name="T25">c</text:span><text:span text:style-name="T22">e qu'elle auroit à faire ; on fouilloit les<text:line-break/>registre</text:span><text:span text:style-name="T25">s</text:span><text:span text:style-name="T22"> et on ne resolvoit rien.</text:span></text:p>
      <text:p text:style-name="P11"><text:span text:style-name="T22">à dix heures et demie du matin M. le<text:line-break/>Chancelier, M. l'Intendant et M. le Comte<text:line-break/>de Luné sont arrivés à Nancy. M. le Ch.<text:line-break/>S'est arreté devant le palais et S'est fait<text:line-break/>conduire au Parquet </text:span><text:span text:style-name="T26">d</text:span><text:span text:style-name="T22">u Procureur general.<text:line-break/>Il etoit porteur d'un ordre du Roy, datté<text:line-break/>de Compiégne le 31 Juillet 1765, portant<text:line-break/>que le cas arrivant (ce que Dieu veuille<text:line-break/>éloigner) de la mort du Roy de P. ses testam</text:span><text:span text:style-name="T10">t</text:span><text:span text:style-name="T22">.<text:line-break/>Et codicile déposés à la Cour Souveraine<text:line-break/>lui seroient re</text:span><text:span text:style-name="T27">m</text:span><text:span text:style-name="T22">is cachetés, l'intention<text:line-break/>du Roy etoit que l'ouverture </text:span><text:span text:style-name="T23">ensoit faite<text:line-break/>en sa présence &amp;. La Cour S'est assemblée<text:line-break/>en robbe, on adresse des actes, le testament</text:span></text:p>
      <text:p text:style-name="P44">120</text:p>
      <text:p text:style-name="P12"><text:span text:style-name="T14">et le le codicile ont été remis ; cette opération<text:line-break/>a duré jusqu'à une heure après midi. M.<text:line-break/>le Chancelier est allé diner à l'Intendance,<text:line-break/>accompagné de . Marcol P</text:span><text:span text:style-name="T7">r</text:span><text:span text:style-name="T14">. g</text:span><text:span text:style-name="T7">l</text:span><text:span text:style-name="T14">. M. le<text:line-break/>P</text:span><text:span text:style-name="T7">er</text:span><text:span text:style-name="T14">. Presid</text:span><text:span text:style-name="T7">t</text:span><text:span text:style-name="T14"> et M. de Vigneron <text:s/>President sont<text:line-break/>venus l'y voir. Après le </text:span><text:span text:style-name="T28">d</text:span><text:span text:style-name="T14">îner M. le ch.<text:line-break/>a écrit et S'e</text:span><text:span text:style-name="T29">n</text:span><text:span text:style-name="T14"> est retourné à Lunèville.<text:line-break/>M. de Lucé est parti pour Versailles<text:line-break/>emportant le testament et le codicile. M.<text:line-break/>l'Intendant est allé tout de Suitte à la<text:line-break/>Malgrange où je l'ai accompagné, et y<text:line-break/>a aposé les Scellés. Il avoit un ordre pour<text:line-break/>cela, aussi bien que M. le Chancelier, dès<text:line-break/>le 15 avril 1762.</text:span></text:p>
      <text:p text:style-name="P33">C'est en vertu de cela que M. le Ch. a aposé<text:line-break/>les Scellés sitot la mort sur la cassette et<text:line-break/>les papiers du Roy, la Chancellerie aulique,<text:line-break/>la caisse du Trésorier. Il a fait faire cette<text:line-break/>operation à Chanteheux, Jolivet et autres<text:line-break/>endroits par M. Viot.</text:p>
      <text:p text:style-name="P12"><text:span text:style-name="T14">La Cour s</text:span><text:span text:style-name="T7">ne</text:span><text:span text:style-name="T14">. A envoyé un huissier en<text:line-break/>france pour avoir de nouveaux Sceaux.</text:span></text:p>
      <text:p text:style-name="P12"><text:span text:style-name="T14">Il faudra aussi un autre timbre. L'embarras<text:line-break/>est grand. Un requisitoire du P</text:span><text:span text:style-name="T7">r</text:span><text:span text:style-name="T14">. g</text:span><text:span text:style-name="T7">l</text:span><text:span text:style-name="T14">.etoit<text:line-break/>tout prêt pour le deuil &amp;. Le Public<text:line-break/>s'attend à de grand changemens. M</text:span><text:span text:style-name="T7">rs</text:span></text:p>
      <text:p text:style-name="P18"><text:span text:style-name="T38">Gallois, feriet, de serre et de Brichambeau<text:line-break/>Con</text:span><text:span text:style-name="T7">ers</text:span><text:span text:style-name="T38">. d’État etoient partis le matin pour<text:line-break/>Lunèville. Ils ont rencontré M. le<text:line-break/>Chancelier sur la route, et sont revenus<text:line-break/>sur leurs pas.</text:span></text:p>
      <text:p text:style-name="P13"><text:span text:style-name="T38">Le Prince de Beauvau a passé à 6 h </text:span><text:span text:style-name="T8">1</text:span><text:span text:style-name="T39">/</text:span><text:span text:style-name="T37">2</text:span><text:span text:style-name="T39"> </text:span><text:span text:style-name="T38">du<text:line-break/>soir allant à Lunèville.</text:span></text:p>
      <text:p text:style-name="P33"/>
      <text:p text:style-name="P13"><text:span text:style-name="T38">25<text:line-break/><text:line-break/>M. L'intendant est allé à Commercy<text:line-break/>ce matin, pour aposer les Scellés au Chateau.<text:line-break/>Il est revenu à 8 h </text:span><text:span text:style-name="T8">1</text:span><text:span text:style-name="T39">/</text:span><text:span text:style-name="T37">2</text:span><text:span text:style-name="T39"> </text:span><text:span text:style-name="T38">du soir.</text:span></text:p>
      <text:p text:style-name="P33"/>
      <text:p text:style-name="P34">26<text:line-break/><text:line-break/>à l'assemblée de l'hotel-deville j'ai ecrit la<text:line-break/>mention à conserver dans les registres<text:line-break/>de la mort déplorable de Stanislas I surnommé<text:line-break/>le bienfaisant, dernier Duc de Lorraine.</text:p>
      <text:p text:style-name="P14"><text:span text:style-name="T38">Assemblée de l'academie où etoient M</text:span><text:span text:style-name="T7">rs</text:span><text:span text:style-name="T38">.<text:line-break/>Du Rouvrois direct, de Sivry Soudirect. Thib</text:span><text:span text:style-name="T41">a</text:span><text:span text:style-name="T38">ult,<text:line-break/>de Tervenus, Bagard, Cupert, de Nicéville,<text:line-break/>Gautier, P. Leslie, P. husson, Coster, Liebault,<text:line-break/>Durival l'ainé.</text:span></text:p>
      <text:p text:style-name="P34">Délibéré que M. de Solignac seroit chargé<text:line-break/>de faire l'Eloge funèbre du Roy à prononcer<text:line-break/>dans l'assemblée publique du mois de mars.<text:line-break/>Que M. l'abbé Clement, academicien, feroit<text:line-break/>l'oraison funebre du meme Prince, pour etre<text:line-break/>prononcée lors du Service que l'academie<text:line-break/>feroit célébrer dans l’Église des Cordeliers,<text:line-break/>pour le repos de l'ame de S. M.</text:p>
      <text:p text:style-name="P34">Et que M. le Directeur ecrivoit a M. le</text:p>
      <text:p text:style-name="P45">121</text:p>
      <text:p text:style-name="P34">Duc de Choiseul, ministre d’État, que l'academie<text:line-break/>de Nancy etant de fondation roïale, le Roy<text:line-break/>s'etoit Suplié de prendre le titre de Protecteur ;<text:line-break/>qu'on ecriroit en meme tems à M. le Duc de<text:line-break/>fleury Gouverneur de la Province et academicien<text:line-break/>né, pour y joindre Ses bons offices auprès de<text:line-break/>S. M. et du ministre.</text:p>
      <text:p text:style-name="P34">M. l'Intendant est parti cet après midi<text:line-break/>pour Lunèville.<text:line-break/>Les Jesuites de Pont amousson et de Nancy, et sans<text:line-break/>doute les autres qui se trouvent en Lorraine,<text:line-break/>se dépêchent de ven<text:span text:style-name="T47">d</text:span>re et de faire argent de tout.</text:p>
      <text:p text:style-name="P34"/>
      <text:p text:style-name="P14"><text:span text:style-name="T38">27<text:line-break/><text:line-break/>M</text:span><text:span text:style-name="T7">rs</text:span><text:span text:style-name="T38">. De Levy et d'amerague passent allant<text:line-break/>à Lunèville.</text:span></text:p>
      <text:p text:style-name="P14"><text:span text:style-name="T38">M. l'Intendant est arrive le soir, aportant<text:line-break/>l'Edit adressé à la Cour s</text:span><text:span text:style-name="T7">ne</text:span><text:span text:style-name="T38">. Et à la Ch. des C.<text:line-break/>pour continuer leur fonctions, et se ser</text:span><text:span text:style-name="T43">v</text:span><text:span text:style-name="T38">i</text:span><text:span text:style-name="T43">r</text:span><text:span text:style-name="T38"> en<text:line-break/>attendant du Sceau du Roy Stanislas. avec des<text:line-break/>lettres de cachet pour se trouver aux Obséques.</text:span></text:p>
      <text:p text:style-name="P34"/>
      <text:p text:style-name="P14"><text:span text:style-name="T38">28<text:line-break/><text:line-break/>Ces Edit</text:span><text:span text:style-name="T42">s</text:span><text:span text:style-name="T38"> ont été enrégistrés ce matin, et M.<text:line-break/>l'Intendant est reparti pour Lunèville, avec les<text:line-break/>reponses de </text:span><text:span text:style-name="T40">1</text:span><text:span text:style-name="T11">rs</text:span><text:span text:style-name="T40">. Presidents et Procureurs g</text:span><text:span text:style-name="T11">x</text:span><text:span text:style-name="T40">.<text:line-break/>M. le Comte de Stainville arrive à 6 h. du<text:line-break/>soir, et dépêche un Stafette à Lunéville, pour<text:line-break/>avoir ses nouvelles lettres de Commandant, qu'un<text:line-break/>courrier de M. le Duc de Choiseul y avoit<text:line-break/>laiss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1e28da" style:font-size-asian="10.5pt"/>
    </style:style>
    <style:style style:name="MT1" style:family="text">
      <style:text-properties fo:text-transform="lowercase"/>
    </style:style>
    <style:style style:name="MT2" style:family="text">
      <style:text-properties fo:text-transform="lowercase" officeooo:rsid="001c3060"/>
    </style:style>
    <style:style style:name="MT3" style:family="text">
      <style:text-properties fo:text-transform="lowercase" officeooo:rsid="001e28da"/>
    </style:style>
    <style:style style:name="MT4" style:family="text">
      <style:text-properties officeooo:rsid="000db7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urs<text:tab/><text:span text:style-name="MT1">mois d</text:span><text:span text:style-name="MT2">e </text:span><text:span text:style-name="MT3">fevrier</text:span><text:tab/>176<text:span text:style-name="MT4">6</text:span></text:p>
        <text:p text:style-name="MP1">du mo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5:32:19.457520000</meta:creation-date>
    <dc:date>2016-01-22T14:41:24.138427000</dc:date>
    <meta:editing-duration>PT3H30M</meta:editing-duration>
    <meta:editing-cycles>19</meta:editing-cycles>
    <meta:generator>LibreOffice/5.0.4.2$MacOSX_X86_64 LibreOffice_project/2b9802c1994aa0b7dc6079e128979269cf95bc78</meta:generator>
    <meta:document-statistic meta:table-count="0" meta:image-count="0" meta:object-count="0" meta:page-count="16" meta:paragraph-count="93" meta:word-count="3198" meta:character-count="17499" meta:non-whitespace-character-count="14358"/>
  </office:meta>
</office:document-meta>
</file>